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9ba2" officeooo:paragraph-rsid="000f9b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skafjaksdlfjlskdfjklsdjfkjkkllkjklklkkjksdlfsdlklkl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31T19:22:03.759661939</meta:creation-date>
    <dc:date>2023-05-31T19:24:56.135422430</dc:date>
    <meta:editing-duration>PT2M53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53" meta:non-whitespace-character-count="53"/>
  </office:meta>
</office:document-meta>
</file>